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orphans="2" fo:widows="2" fo:text-indent="0cm" style:auto-text-indent="false"/>
      <style:text-properties fo:font-size="12pt" fo:font-weight="normal" officeooo:rsid="001b540c" officeooo:paragraph-rsid="001b5560" style:font-size-asian="12pt" style:font-weight-asian="normal" style:font-size-complex="12pt" style:font-weight-complex="normal"/>
    </style:style>
    <style:style style:name="P2" style:family="paragraph" style:parent-style-name="Heading_20_1">
      <style:paragraph-properties fo:margin-left="0cm" fo:margin-right="0cm" fo:orphans="2" fo:widows="2" fo:text-indent="0cm" style:auto-text-indent="false"/>
      <style:text-properties fo:font-size="16pt" fo:font-weight="bold" officeooo:rsid="001b540c" officeooo:paragraph-rsid="001b5560" style:font-size-asian="16pt" style:font-weight-asian="bold" style:font-size-complex="16pt" style:font-weight-complex="bold"/>
    </style:style>
    <style:style style:name="P3" style:family="paragraph" style:parent-style-name="Text_20_body">
      <style:paragraph-properties fo:margin-left="0cm" fo:margin-right="0cm" fo:orphans="2" fo:widows="2" fo:text-indent="0cm" style:auto-text-indent="false"/>
      <style:text-properties officeooo:paragraph-rsid="001b5560"/>
    </style:style>
    <style:style style:name="P4" style:family="paragraph" style:parent-style-name="Standard">
      <style:text-properties officeooo:rsid="001b540c" officeooo:paragraph-rsid="001b54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rritorial agreement</text:h>
      <text:h text:style-name="P1" text:outline-level="1"><text:line-break/>Agreement to regulate the lease contracts in the territory of the Municipality of Bolzano, in implementation of 9 December 1998 no. 431 and the Decree of 30 December 2002 of the Minister of Infrastructure and Transport in agreement with the Minister of Economy and Finance and the Decree of 16 January 2017 of the Minister of Infrastructure and Transport.<text:line-break/><text:line-break/>In force since 1 January 2019, it replaces and cancels the previous territorial agreement of 30 May 2003.<text:line-break/><text:line-break/>The organisations that signed the agreement are<text:line-break/><text:line-break/>Building Property Association (APE)<text:line-break/>Center House Bolzano<text:line-break/>Where to go :<text:line-break/><text:line-break/>Building Property Association (APE)<text:line-break/>Lia course, 22 - Tel. 0471 271135<text:line-break/>Center House Bolzano<text:line-break/>Piazza Matteotti, 1 - Tel. 0471 911012<text:line-break/><text:lin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2:26:44.470000000</meta:creation-date>
    <dc:date>2019-02-13T12:35:12.750000000</dc:date>
    <meta:editing-duration>PT8M28S</meta:editing-duration>
    <meta:editing-cycles>2</meta:editing-cycles>
    <meta:generator>LibreOffice/6.1.4.2$Windows_X86_64 LibreOffice_project/9d0f32d1f0b509096fd65e0d4bec26ddd1938fd3</meta:generator>
    <meta:document-statistic meta:table-count="0" meta:image-count="0" meta:object-count="0" meta:page-count="1" meta:paragraph-count="2" meta:word-count="118" meta:character-count="738" meta:non-whitespace-character-count="615"/>
  </office:meta>
</office:document-meta>
</file>